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 table:number-rows-repeated="10485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vUVYa2Pi1tE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HD3jhSpy-w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3tHSuNW78nI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Cambridge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2hJz3BK16bo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 office:value-type="string" calcext:value-type="string">
            <text:p>Renters on the rise in Waterloo but most election candidates in this high-priced city are homeowne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globeandmail.com/canada/article-why-a-waterloo-ont-school-board-has-emerged-as-a-battleground-for/</text:p>
          </table:table-cell>
          <table:table-cell office:value-type="string" calcext:value-type="string">
            <text:p>Why a Waterloo, Ont., school board has emerged as a battleground for ideological politics</text:p>
          </table:table-cell>
          <table:table-cell office:value-type="string" calcext:value-type="string">
            <text:p>The Globe and Mail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enilleb.com/news/2022/10/6/the-election-is-acoming-here-are-a-few-tips-on-choosing-candidates</text:p>
          </table:table-cell>
          <table:table-cell office:value-type="string" calcext:value-type="string">
            <text:p>It's election season! How to choose from a strong field (and a few names worth checking out)</text:p>
          </table:table-cell>
          <table:table-cell office:value-type="string" calcext:value-type="string">
            <text:p>Tenille Bonoguore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therecord.com/news/municipal-election/2022/10/08/four-people-vying-to-lead-waterloo-council-at-a-time-of-fast-but-uneven-growth.html</text:p>
          </table:table-cell>
          <table:table-cell office:value-type="string" calcext:value-type="string">
            <text:p>Four people vying to lead Waterloo council at a time of fast but uneven grow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3pM1mm62qwU</text:p>
          </table:table-cell>
          <table:table-cell office:value-type="string" calcext:value-type="string">
            <text:p>Vista Hills Neighbourhood Association All-Candidates Meeting</text:p>
          </table:table-cell>
          <table:table-cell office:value-type="string" calcext:value-type="string">
            <text:p>Vista Hills Neighbourhood Association</text:p>
          </table:table-cell>
          <table:table-cell office:value-type="string" calcext:value-type="string">
            <text:p>Waterloo-Mayor, Waterloo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therecord.com/news/municipal-election/2022/10/15/the-waterloo-public-board-is-really-at-the-centre-of-the-current-culture-war-in-canadian-education-systems.html</text:p>
          </table:table-cell>
          <table:table-cell office:value-type="string" calcext:value-type="string">
            <text:p>‘The Waterloo public board is really at the centre of the current culture war in Canadian education system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cbc.ca/news/canada/kitchener-waterloo/school-board-trustee-elections-1.6615227</text:p>
          </table:table-cell>
          <table:table-cell office:value-type="string" calcext:value-type="string">
            <text:p>Do your homework on who's running for school board trustees, say researchers and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SchoolBoard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anchor.fm/homerange/episodes/22-10-11-Promenade-segment-3-of-4-Paul-Nijjar-of-CivicTechWR-e1p6bqc</text:p>
          </table:table-cell>
          <table:table-cell office:value-type="string" calcext:value-type="string">
            <text:p>22 10 11 Promenade segment 3 of 4: Paul Nijjar of CivicTechWR</text:p>
          </table:table-cell>
          <table:table-cell office:value-type="string" calcext:value-type="string">
            <text:p>Home Range Podcast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archive.org/details/2022-10-15-wrdsb-kitchener-meeting</text:p>
          </table:table-cell>
          <table:table-cell office:value-type="string" calcext:value-type="string">
            <text:p>WRDSB Kitchener Public School Trustee Candidates Meeting – Oct 15, 2022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475/2022-ontario-municipal-election-cambridge-ward-2-council-candidates/</text:p>
          </table:table-cell>
          <table:table-cell office:value-type="string" calcext:value-type="string">
            <text:p>2022 Ontario municipal election: Meet the Cambridge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932/2022-ontario-municipal-election-meet-the-cambridge-ward-4-council-candidates/</text:p>
          </table:table-cell>
          <table:table-cell office:value-type="string" calcext:value-type="string">
            <text:p>2022 Ontario municipal election: Meet the Cambridge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0035/2022-ontario-municipal-election-kitchener-ward-6-council-candidates/</text:p>
          </table:table-cell>
          <table:table-cell office:value-type="string" calcext:value-type="string">
            <text:p>2022 Ontario municipal election: Meet the Kitchener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796/2022-ontario-municipal-election-meet-the-kitchener-ward-4-council-candidates/</text:p>
          </table:table-cell>
          <table:table-cell office:value-type="string" calcext:value-type="string">
            <text:p>2022 Ontario municipal election: Meet the Kitchener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824/2022-ontario-municipal-election-kitchener-ward-7-council-candidates/</text:p>
          </table:table-cell>
          <table:table-cell office:value-type="string" calcext:value-type="string">
            <text:p>2022 Ontario municipal election: Meet the Kitchener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3522/2022-ontario-municipal-election-meet-the-waterloo-mayoral-candidates/</text:p>
          </table:table-cell>
          <table:table-cell office:value-type="string" calcext:value-type="string">
            <text:p>2022 Ontario municipal election: Meet the Waterloo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bc.ca/news/canada/kitchener-waterloo/voter-panel-municipal-election-housing-climate-concerns-1.6619027</text:p>
          </table:table-cell>
          <table:table-cell office:value-type="string" calcext:value-type="string">
            <text:p>Housing crisis and climate change are top of mind for these Waterloo region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ambridgetoday.ca/2022-municipal-election-news/politics-front-and-centre-in-contentious-school-board-election-5965923</text:p>
          </table:table-cell>
          <table:table-cell office:value-type="string" calcext:value-type="string">
            <text:p>Politics front and centre in contentious school board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kitchener.citynews.ca/local-news/complaint-suggests-website-seeking-to-sway-local-trustee-race-5955794</text:p>
          </table:table-cell>
          <table:table-cell office:value-type="string" calcext:value-type="string">
            <text:p>Complaint suggests website seeking to sway local trustee race</text:p>
          </table:table-cell>
          <table:table-cell office:value-type="string" calcext:value-type="string">
            <text:p>CityNews</text:p>
          </table:table-cell>
          <table:table-cell table:number-columns-repeated="2" office:value-type="string" calcext:value-type="string">
            <text:p>Alias-SchoolBoard-Public-English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yourlocaltrades.ca/election-2022/</text:p>
          </table:table-cell>
          <table:table-cell office:value-type="string" calcext:value-type="string">
            <text:p>Election 2022 Endorsement of Shannon Weber</text:p>
          </table:table-cell>
          <table:table-cell office:value-type="string" calcext:value-type="string">
            <text:p>Waterloo Wellington Dufferin and Grey Building and Construction Trades Council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youtube.com/watch?v=jJrovB3XGxc</text:p>
          </table:table-cell>
          <table:table-cell office:value-type="string" calcext:value-type="string">
            <text:p>WCDSB Kitchener Catholic School Trustee Candidates Meeting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Recording</text:p>
          </table:table-cell>
        </table:table-row>
        <table:table-row table:style-name="ro1" table:number-rows-repeated="104813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4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/>
          <table:table-cell office:value-type="string" calcext:value-type="string">
            <text:p>https://twitter.com/robevansmayor</text:p>
          </table:table-cell>
          <table:table-cell table:number-columns-repeated="2"/>
          <table:table-cell office:value-type="string" calcext:value-type="string">
            <text:p>https://www.instagram.com/robevansmayor/</text:p>
          </table:table-cell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8">0000-00-00</text:date>, <text:time style:data-style-name="N2" text:time-value="18:21:12.618928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18T19:27:13.911518997</dc:date>
    <meta:editing-duration>P17DT4H2M13S</meta:editing-duration>
    <meta:editing-cycles>237</meta:editing-cycles>
    <meta:document-statistic meta:table-count="5" meta:cell-count="3994" meta:object-count="0"/>
  </office:meta>
</office:document-meta>
</file>